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E000000DD000000DDB37D134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3.3154in"/>
    </style:style>
    <style:style style:name="co4" style:family="table-column">
      <style:table-column-properties fo:break-before="auto" style:column-width="2.3602in"/>
    </style:style>
    <style:style style:name="co5" style:family="table-column">
      <style:table-column-properties fo:break-before="auto" style:column-width="3.1146in"/>
    </style:style>
    <style:style style:name="co6" style:family="table-column">
      <style:table-column-properties fo:break-before="auto" style:column-width="2.092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6.9972in"/>
    </style:style>
    <style:style style:name="co9" style:family="table-column">
      <style:table-column-properties fo:break-before="auto" style:column-width="0.2228in"/>
    </style:style>
    <style:style style:name="co10" style:family="table-column">
      <style:table-column-properties fo:break-before="auto" style:column-width="1.2598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1.3736in"/>
    </style:style>
    <style:style style:name="co13" style:family="table-column">
      <style:table-column-properties fo:break-before="auto" style:column-width="1.322in"/>
    </style:style>
    <style:style style:name="co14" style:family="table-column">
      <style:table-column-properties fo:break-before="auto" style:column-width="8.7646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5.2819in"/>
    </style:style>
    <style:style style:name="co17" style:family="table-column">
      <style:table-column-properties fo:break-before="auto" style:column-width="10.7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3894in" svg:height="12.8843in" svg:x="1.6732in" svg:y="2.0728in">
            <draw:object draw:notify-on-update-of-ranges="Sheet1.B2:Sheet1.B11 Sheet1.C1:Sheet1.C1 Sheet1.C2:Sheet1.C11 Sheet1.G1:Sheet1.G1 Sheet1.G2:Sheet1.G11 Sheet1.D1:Sheet1.D1 Sheet1.D2:Sheet1.D11 Sheet1.E1:Sheet1.E1 Sheet1.E2:Sheet1.E11 Sheet1.F1:Sheet1.F1 Sheet1.F2:Sheet1.F11 Sheet1.H1:Sheet1.H1 Sheet1.H2:Sheet1.H11 Sheet1.I1:Sheet1.I1 Sheet1.I2:Sheet1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One</text:p>
          </table:table-cell>
          <table:table-cell office:value-type="string">
            <text:p>Experiment Two</text:p>
          </table:table-cell>
          <table:table-cell office:value-type="string">
            <text:p>Experiment Three</text:p>
          </table:table-cell>
          <table:table-cell office:value-type="string">
            <text:p>Experiment Four</text:p>
          </table:table-cell>
          <table:table-cell office:value-type="string">
            <text:p>Experiment Five</text:p>
          </table:table-cell>
          <table:table-cell office:value-type="string">
            <text:p>Experiment Six</text:p>
          </table:table-cell>
          <table:table-cell office:value-type="string">
            <text:p>Experiment Seven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65">
            <text:p>865</text:p>
          </table:table-cell>
          <table:table-cell office:value-type="float" office:value="2022">
            <text:p>2022</text:p>
          </table:table-cell>
          <table:table-cell office:value-type="float" office:value="2720">
            <text:p>2720</text:p>
          </table:table-cell>
          <table:table-cell office:value-type="float" office:value="2825">
            <text:p>2825</text:p>
          </table:table-cell>
          <table:table-cell office:value-type="float" office:value="3492">
            <text:p>3492</text:p>
          </table:table-cell>
          <table:table-cell office:value-type="float" office:value="598">
            <text:p>59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2989">
            <text:p>2989</text:p>
          </table:table-cell>
          <table:table-cell office:value-type="float" office:value="3488">
            <text:p>3488</text:p>
          </table:table-cell>
          <table:table-cell office:value-type="float" office:value="1869">
            <text:p>1869</text:p>
          </table:table-cell>
          <table:table-cell office:value-type="float" office:value="2095">
            <text:p>2095</text:p>
          </table:table-cell>
          <table:table-cell office:value-type="float" office:value="3400">
            <text:p>3400</text:p>
          </table:table-cell>
          <table:table-cell office:value-type="float" office:value="692">
            <text:p>69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2814">
            <text:p>2814</text:p>
          </table:table-cell>
          <table:table-cell office:value-type="float" office:value="1875">
            <text:p>1875</text:p>
          </table:table-cell>
          <table:table-cell office:value-type="float" office:value="3038">
            <text:p>3038</text:p>
          </table:table-cell>
          <table:table-cell office:value-type="float" office:value="3386">
            <text:p>3386</text:p>
          </table:table-cell>
          <table:table-cell office:value-type="float" office:value="3493">
            <text:p>3493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1342">
            <text:p>1342</text:p>
          </table:table-cell>
          <table:table-cell office:value-type="float" office:value="2059">
            <text:p>2059</text:p>
          </table:table-cell>
          <table:table-cell office:value-type="float" office:value="2823">
            <text:p>2823</text:p>
          </table:table-cell>
          <table:table-cell office:value-type="float" office:value="1515">
            <text:p>1515</text:p>
          </table:table-cell>
          <table:table-cell office:value-type="float" office:value="3495">
            <text:p>3495</text:p>
          </table:table-cell>
          <table:table-cell office:value-type="float" office:value="440">
            <text:p>44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3120">
            <text:p>3120</text:p>
          </table:table-cell>
          <table:table-cell office:value-type="float" office:value="3048">
            <text:p>3048</text:p>
          </table:table-cell>
          <table:table-cell office:value-type="float" office:value="3139">
            <text:p>3139</text:p>
          </table:table-cell>
          <table:table-cell office:value-type="float" office:value="1948">
            <text:p>1948</text:p>
          </table:table-cell>
          <table:table-cell office:value-type="float" office:value="3490">
            <text:p>3490</text:p>
          </table:table-cell>
          <table:table-cell office:value-type="float" office:value="2365">
            <text:p>236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3434">
            <text:p>3434</text:p>
          </table:table-cell>
          <table:table-cell office:value-type="float" office:value="1830">
            <text:p>1830</text:p>
          </table:table-cell>
          <table:table-cell office:value-type="float" office:value="2985">
            <text:p>2985</text:p>
          </table:table-cell>
          <table:table-cell office:value-type="float" office:value="3288">
            <text:p>3288</text:p>
          </table:table-cell>
          <table:table-cell office:value-type="float" office:value="3392">
            <text:p>3392</text:p>
          </table:table-cell>
          <table:table-cell office:value-type="float" office:value="950">
            <text:p>95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2748">
            <text:p>2748</text:p>
          </table:table-cell>
          <table:table-cell office:value-type="float" office:value="1966">
            <text:p>1966</text:p>
          </table:table-cell>
          <table:table-cell office:value-type="float" office:value="1840">
            <text:p>1840</text:p>
          </table:table-cell>
          <table:table-cell office:value-type="float" office:value="3221">
            <text:p>3221</text:p>
          </table:table-cell>
          <table:table-cell office:value-type="float" office:value="3391">
            <text:p>3391</text:p>
          </table:table-cell>
          <table:table-cell office:value-type="float" office:value="2019">
            <text:p>201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2809">
            <text:p>2809</text:p>
          </table:table-cell>
          <table:table-cell office:value-type="float" office:value="3488">
            <text:p>3488</text:p>
          </table:table-cell>
          <table:table-cell office:value-type="float" office:value="3222">
            <text:p>3222</text:p>
          </table:table-cell>
          <table:table-cell office:value-type="float" office:value="3407">
            <text:p>3407</text:p>
          </table:table-cell>
          <table:table-cell office:value-type="float" office:value="3491">
            <text:p>3491</text:p>
          </table:table-cell>
          <table:table-cell office:value-type="float" office:value="234">
            <text:p>23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2706">
            <text:p>2706</text:p>
          </table:table-cell>
          <table:table-cell office:value-type="float" office:value="1996">
            <text:p>1996</text:p>
          </table:table-cell>
          <table:table-cell office:value-type="float" office:value="3216">
            <text:p>3216</text:p>
          </table:table-cell>
          <table:table-cell office:value-type="float" office:value="3383">
            <text:p>3383</text:p>
          </table:table-cell>
          <table:table-cell office:value-type="float" office:value="3397">
            <text:p>3397</text:p>
          </table:table-cell>
          <table:table-cell office:value-type="float" office:value="334">
            <text:p>33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3220">
            <text:p>3220</text:p>
          </table:table-cell>
          <table:table-cell office:value-type="float" office:value="2748">
            <text:p>2748</text:p>
          </table:table-cell>
          <table:table-cell office:value-type="float" office:value="1895">
            <text:p>1895</text:p>
          </table:table-cell>
          <table:table-cell office:value-type="float" office:value="2053">
            <text:p>2053</text:p>
          </table:table-cell>
          <table:table-cell office:value-type="float" office:value="3493">
            <text:p>3493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 table:number-rows-repeated="104856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P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068963093450293,0.2521087471395731,0.8623450011946261,0.7668227101676166,0.06984673249535263,0.5227346142288297,0.16738147991709412,-0.17669464368373156,0.7978476627729834,0.22631655633449554,0.21167376218363643,0.4152184184640646,-0.11705412981100377,-0.3895321525167674,-0.8265037317760289,-1,0.7036012333352119,-0.0646655922755599,0.49649553559720516,0.7662514301482588,-0.2357147433795035,0.07924888995476068,-0.04039050703868269,-0.40178542491048574,-0.4232558803167194,0.9578379881568253,-0.3646038402803242,-0.5412134705111384,-0.9044775985646993,-0.681748709641397,-0.4189030104316771,0.643680289760232,0.30995284812524915,0.7785497367382049,0.9851387785747647,-0.02116782497614622,0.48837357107549906,0.3778265193104744,-0.9025486214086413,0.06694958033040166,0.324218526436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-0.3601472283713519,0.5811855225823819,0.8623450011946261,1,-0.0072721673641353846,0.5227346142288297,-0.17861940492875875,-0.1256297585554421,0.5015991415362806,0.18494614395312964,0.09071606118232012,0.6183661088813096,-0.2354337898548692,-0.3460633153095842,-0.9113161684945226,-1,0.22025061235763127,-0.0646655922755599,0.49649553559720516,0.4784405789803713,-0.606940707238391,-0.14520950485020873,0.22379947127774358,-0.40178542491048574,-0.13463608315214515,0.7704033760819584,-0.25022099548950794,-0.48784218179062006,-0.46361993565224113,-0.681748709641397,-0.4189030104316771,0.8173174335621297,0.1275849962141365,0.6910536512732506,1,-0.02116782497614622,0.48837357107549906,0.3407687233760953,-1,0.06694958033040166,0.142652096366509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11918462151661524,0.5811855225823819,1,1,0.22016677339561283,0.5227346142288297,-0.3864067028276622,-0.2634573271498084,0.9703004868235441,0.18494614395312964,0.5113426962867379,0.9829919892828911,0.0803055563941598,-0.8858984226826578,-1,-1,0.6864296668209134,0.18164658746682105,0.49649553559720516,0.08504604697227475,-0.3308316635899246,0.32322547179646793,0.22379947127774358,-0.40178542491048574,-0.5439275325275957,0.9578379881568253,-0.3646038402803242,-0.33406795789487653,-0.9495505357626826,-0.681748709641397,-0.5075221840292216,0.5140370068605989,0.01411930248141291,0.43366127503104507,1,-0.26094882157631216,0.38799335253424944,0.31340870615094907,-0.9391628853045404,0.19498939593322576,0.142652096366509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1857034099753947,0.8251225094310939,0.8092823234386742,0.9774246782064439,0.10232549235224724,0.2707521397154778,-0.4414265256840736,-0.2577210320159793,0.6003339359071106,0.5325145642738789,0.5113426962867379,1,0.048965759156271826,-0.8368978337850421,-0.9501288931816816,-1,0.375504562491551,-0.4102176414337009,0.49649553559720516,0.2915961699560284,-0.41118189301341773,0.4815137018915266,0.11403369293548167,-0.14072945094667377,-0.4909208729397505,0.9578379881568253,-0.3646038402803242,-0.5654613742604852,-0.9495505357626826,-0.9543047092389315,-0.5680432770866901,0.911115836398676,0.048404522426426434,0.6968927373178303,1,-0.4152368874289095,0.38799335253424944,0.31340870615094907,-0.9391628853045404,0.281417576642707,-0.06684361221268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08432644470594833,0.6517002867069095,0.8092823234386742,0.9774246782064439,0.10232549235224724,0.4878594769164919,-0.4414265256840736,-0.5365479077678174,0.43760982146486643,0.5325145642738789,0.5113426962867379,0.7637073840014637,0.048965759156271826,-0.9183807993307709,-1,-1,0.32279179911129174,-0.12954818881116803,0.5605277700349689,0.2915961699560284,-0.49320969078689814,0.4815137018915266,0.2712080041412264,-0.14072945094667377,-0.44368244800716633,0.9578379881568253,-0.3646038402803242,-0.5654613742604852,-0.9495505357626826,-0.9543047092389315,-0.3927660166751594,0.911115836398676,0.024161155521869683,0.6968927373178303,1,-0.4152368874289095,0.3584897229447961,0.5877444232348353,-0.8376128141768276,0.06775369611568752,-0.06684361221268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466240901965648,0.6517002867069095,0.8092823234386742,1,0.10232549235224724,0.4133183415513485,-0.4414265256840736,-0.43942901985719796,0.20077099874615673,0.5325145642738789,0.5394061909988522,0.6533102619927377,0.048965759156271826,-1,-0.8060629488434643,-1,0.32279179911129174,-0.12954818881116803,0.5605277700349689,0.018130222009494823,-0.49320969078689814,0.4815137018915266,0.2457857070490718,-0.14072945094667377,-0.32208779137581584,0.9578379881568253,-0.9062021263875066,-0.6131944106891751,-1,-0.9543047092389315,-0.3927660166751594,0.5066102359443901,0.18257669135928156,0.6302197714336216,1,-0.6288529341109096,0.5174162497743964,0.5877444232348353,-0.6058756118174642,0.5101729550864548,0.004211071366444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466240901965648,0.6517002867069095,0.976476842816919,1,0.22083128760568796,0.4133183415513485,-0.6166560170706361,-0.5333261440508067,0.20077099874615673,0.5325145642738789,0.5842072080820799,0.6803004479967057,-0.07630034149624407,-1,-0.938407376036048,-1,0.21268689497373996,-0.12954818881116803,0.5605277700349689,0.19737497805617743,-0.555406320700422,0.4815137018915266,0.09360778992995619,-0.20702926777303227,-0.5180410241242498,1,-1,-0.6131944106891751,-1,-0.9543047092389315,-0.3927660166751594,0.3431667373981325,0.18257669135928156,0.9154870397876949,1,-0.6288529341109096,0.287039948021993,0.7094246279448271,-0.6058756118174642,0.7558752980083228,-0.12742354357615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466240901965648,0.6517002867069095,1,0.8668893245048821,0.22083128760568796,0.4133183415513485,-0.6043411334045231,-0.35425176164135336,-0.24239931744523344,0.5325145642738789,0.10239632888697094,0.7935284935403615,-0.2258683324791491,-0.9850221257656813,-1,-1,-0.06776800258085133,-0.07373543847352265,0.7632461484521628,0.19737497805617743,-0.9494953882414847,0.34902357193641365,0.09360778992995619,-0.321575577557087,-0.19501963434740902,0.9404995310585946,-0.6752862690482289,-0.5830280955415219,-1,-0.7401011917274445,-0.3927660166751594,0.3947396595962344,0.18257669135928156,0.9154870397876949,1,-0.7010065697133541,0.08628354640677569,0.6801833693869412,-0.6058756118174642,0.9521994447801263,-0.176269826665520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665600856859237,0.655440386198461,0.974719046941027,0.8571628527250141,-0.23996863537468013,0.12956119207665318,-0.33401309647597377,-0.5874210469424724,0.3549752049148083,0.2688514721114188,0.16255317586474127,0.5787881707306951,-0.05264087556861341,-1,-1,-1,-0.04926180182956161,-0.34643121971748764,0.7632461484521628,0.19737497805617743,-0.7042371714953333,-0.059175547258928374,0.3332297097425908,0.044111550506204286,-0.5345418918412178,0.8078569443430752,-0.7330379600636661,-0.8518850907217711,-1,-1,-0.35316842221654965,0.48224772629328055,0.18257669135928156,0.8906225100159645,1,-0.7607152889948338,0.08628354640677569,0.6801833693869412,-0.6058756118174642,0.9689133278094233,-0.0435366621706634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6402120080310851,0.5491633291821927,0.974719046941027,0.8639052510261536,-0.11220018737949428,0.12924149525351816,-0.33401309647597377,-0.5625867133960127,0.3549752049148083,0.33260010248050087,0.16255317586474127,0.40547316833399233,-0.07505206307396292,-1,-0.8423427859786898,-1,-0.134827833250165,-0.2271105173975229,0.7632461484521628,0.33196436390280715,-0.7042371714953333,0.0038270910736173808,0.3735490443184972,0.3328639496583491,-0.7268627930432557,0.5876021100208164,-0.5287432993762194,-0.8518850907217711,-1,-1,-0.35316842221654965,0.48224772629328055,0.40593638196587567,0.8906225100159645,1,-1,0.3571941548027098,0.38967208052054053,-0.6058756118174642,0.9689133278094233,-0.24851470040157436</text:p>
          </table:table-cell>
        </table:table-row>
      </table:table>
      <table:table table:name="EXP2" table:style-name="ta1"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1,-0.4403453222475946,0.14876565244048834,0.015651265159249306,1,0.5068768481723964,1,0.25288329273462296,-0.16290186578407884,1,0.24555197078734636,0.2573270951397717,-0.24020085344091058,-0.23090794868767262,0.31881503155454993,0.8688091980293393,0.2613921267911792,-0.7839306341484189,-0.21037689805258192,0.7294858922250569,0.4390210756100714,-0.8949032365344465,0.5458262329921126,-0.7275282759219408,-0.219531309325248,0.20185493759844486,0.4792003473266959,0.704184987116605,0.7545507328898483,-0.2000399432145059,0.08220891887322068,-0.8439392223954201,-0.3361561601050198,0.9240586599335074,-0.7182268467731774,0.3460067738778889,0.1662108674645424,0.445811630692333,-0.9753845264203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89">
            <text:p>298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1,-1,-0.22373381775915507,0.015651265159249306,1,0.5068768481723964,1,-0.4213257417547921,-0.16290186578407884,1,0.24555197078734636,0.2573270951397717,-0.24020085344091058,-0.23090794868767262,1,0.8688091980293393,0.2613921267911792,-0.7839306341484189,-0.21037689805258192,0.7294858922250569,0.4390210756100714,-0.3439050298635705,0.5458262329921126,-0.7275282759219408,-0.219531309325248,-0.5923543456814016,0.4792003473266959,0.704184987116605,0.7716259549517568,-0.5627242568127383,0.08220891887322068,-0.8439392223954201,0.3577459186058648,0.9240586599335074,-0.7182268467731774,0.3460067738778889,0.1662108674645424,0.445811630692333,-0.97538452642038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814">
            <text:p>28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1,-1,-0.22373381775915507,0.015651265159249306,1,0.5068768481723964,1,0.23385003708171626,-0.16290186578407884,1,0.24555197078734636,-0.45349221241353954,-0.24020085344091058,-0.23090794868767262,0.31881503155454993,0.8688091980293393,0.2613921267911792,-1,-0.21037689805258192,0.8817823568342646,0.4390210756100714,0.6824244239504484,-0.0857997520985182,-0.7275282759219408,-1,0.20185493759844486,0.35567141577407524,-0.4387136496426962,0.7716259549517568,0.30549146526868676,0.08220891887322068,-0.8439392223954201,0.3577459186058648,0.9240586599335074,-0.5326854331881015,0.3460067738778889,0.1662108674645424,0.445811630692333,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342">
            <text:p>134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0.7648911312278086,-1,-0.20678327981597724,0.015651265159249306,1,0.5068768481723964,1,0.23385003708171626,-0.16290186578407884,1,0.24555197078734636,0.2573270951397717,-0.3173525371761751,-0.23090794868767262,0.31881503155454993,0.8688091980293393,0.2613921267911792,-1,0.4954848266729885,0.6175003550691577,0.4390210756100714,-0.3439050298635705,0.5458262329921126,-0.5659991265832719,-0.219531309325248,0.20185493759844486,0.35567141577407524,0.704184987116605,1,-0.5627242568127383,0.08220891887322068,-0.8439392223954201,0.3577459186058648,0.9240586599335074,-0.7182268467731774,0.3460067738778889,-1,0.3423729956692555,-0.97538452642038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20">
            <text:p>3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0.7648911312278086,-1,-0.20678327981597724,0.8210470176025517,1,0.5068768481723964,1,-0.005896247167510721,-0.16290186578407884,0.2911311126326078,0.808961811819461,0.2573270951397717,-0.3173525371761751,-0.23090794868767262,0.31881503155454993,0.8688091980293393,0.2613921267911792,-1,0.4954848266729885,0.6175003550691577,0.4390210756100714,-0.3439050298635705,0.5458262329921126,-0.7254705909690132,-0.219531309325248,0.20185493759844486,0.35567141577407524,0.704184987116605,1,-0.5627242568127383,0.08220891887322068,-0.8439392223954201,0.3577459186058648,0.9240586599335074,-0.7182268467731774,0.3460067738778889,-1,0.3423729956692555,-0.97538452642038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434">
            <text:p>343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193425267845605,-0.6977807371877134,-0.7648911312278086,-1,-0.20678327981597724,0.015651265159249306,1,0.5068768481723964,1,-0.005896247167510721,-0.16290186578407884,0.2911311126326078,0.24555197078734636,0.2573270951397717,-0.3173525371761751,-0.23090794868767262,0.31881503155454993,0.8688091980293393,0.2613921267911792,-1,0.4954848266729885,0.6175003550691577,1,-0.3439050298635705,0.5458262329921126,-0.7254705909690132,-0.219531309325248,0.20185493759844486,0.35567141577407524,0.704184987116605,1,-0.19448881774270332,0.08220891887322068,-0.8157843912543459,0.42067309231889377,0.5477936367006111,-0.7182268467731774,0.3460067738778889,-1,-0.19077494689698615,-0.97538452642038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748">
            <text:p>274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0.7648911312278086,-1,-0.20678327981597724,0.10606559776229758,1,0.5068768481723964,1,-0.005896247167510721,-0.16290186578407884,-0.16323813500677153,0.24555197078734636,0.2573270951397717,-0.3173525371761751,-0.23090794868767262,0.31881503155454993,0.49320489491512204,0.2613921267911792,-1,0.8334687755787831,0.6175003550691577,1,-0.3439050298635705,0.9543738270631597,-0.7254705909690132,1,0.20185493759844486,0.35567141577407524,0.704184987116605,1,-0.19448881774270332,-0.03891580650493906,-0.8157843912543459,0.3577459186058648,0.5477936367006111,-0.7182268467731774,0.21205266997193395,-1,-0.19077494689698615,-0.97538452642038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809">
            <text:p>280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193425267845605,-0.6977807371877134,-0.7648911312278086,-1,-0.20678327981597724,0.26882672817819653,1,0.5477203231292478,0.41513576876811464,0.8594146686750708,-0.16290186578407884,-0.16323813500677153,0.24555197078734636,-0.4060532474472025,-0.3173525371761751,-0.23090794868767262,-0.08048294679720436,0.8688091980293393,0.2613921267911792,-0.5957835595556342,0.4954848266729885,0.6175003550691577,0.5818770468740391,-0.3439050298635705,0.5458262329921126,-0.7254705909690132,-0.219531309325248,0.20185493759844486,0.35567141577407524,0.9817596795767696,1,-0.19448881774270332,-0.283029886408687,-0.8157843912543459,0.3577459186058648,0.5477936367006111,-0.4403738480324349,0.21205266997193395,-1,0.12342035972570159,-0.93423152988660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706">
            <text:p>270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193425267845605,-0.6977807371877134,-0.7648911312278086,-1,-0.20678327981597724,0.26882672817819653,1,0.5477203231292478,1,0.8594146686750708,-0.3956284053870486,-0.16323813500677153,0.3858549015458528,-0.4060532474472025,-0.3173525371761751,-0.23090794868767262,-0.08048294679720436,0.8688091980293393,0.2613921267911792,-0.48052303359665294,0.4954848266729885,0.6175003550691577,0.5818770468740391,-0.3439050298635705,0.5458262329921126,-0.6871554245069403,-0.219531309325248,0.41451310324463475,0.35567141577407524,0.9817596795767696,1,-0.19448881774270332,-0.283029886408687,-0.47051204381793615,0.3577459186058648,0.5477936367006111,-0.8836498885728499,0.21205266997193395,-1,0.12342035972570159,-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220">
            <text:p>32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-0.11904034114782985,-0.6977807371877134,-0.7648911312278086,-0.8086415565722016,-0.3794719478301668,0.26882672817819653,1,0.5477203231292478,1,1,-0.3956284053870486,-0.16323813500677153,0.3858549015458528,-0.4060532474472025,-0.3173525371761751,-0.23090794868767262,-0.08048294679720436,0.8688091980293393,0.2613921267911792,-0.48052303359665294,0.4954848266729885,0.6175003550691577,0.5818770468740391,-0.3439050298635705,0.5458262329921126,-0.6871554245069403,-0.219531309325248,0.41451310324463475,0.5265243333327115,0.500029623170669,1,-0.19448881774270332,-0.283029886408687,-0.8157843912543459,0.3577459186058648,0.5477936367006111,-0.8836498885728499,0.16422479920313535,-1,0.12342035972570159,-1</text:p>
          </table:table-cell>
        </table:table-row>
      </table:table>
      <table:table table:name="EXP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-0.09306964511051774,0.7359815645031631,0.9849994922988117,0.087892543990165,-0.09401164436712861,-0.12153961416333914,-0.8916498888283968,0.9425652618519962,0.7826021113432944,0.9893743824213743,-0.9008779972791672,0.37623440101742744,-0.849055593367666,0.3940255409106612,-0.004828593228012323,0.38623078912496567,0.3092663697898388,0.4971823594532907,-0.13560899207368493,-0.6870894529856741,0.9905724683776498,-0.7258182363584638,-0.7684886897914112,-0.4203797373920679,0.7127652922645211,-0.730932941660285,-0.8578296690247953,0.7857440877705812,-0.9595630271360278,0.5687555018812418,-0.8871693760156631,0.5516000068746507,-0.9621112011373043,-0.060072523541748524,0.9446411835961044,0.5161815197207034,0.6773153957910836,-0.3170047295279801,0.42631008056923747,-0.42280717147514224,-0.12363060005009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1190575137734413,-0.40165360923856497,0.2664627810008824,-0.4292672439478338,0.5864272927865386,-0.6978069902397692,-0.26362623227760196,0.06579588772729039,-0.17911361018195748,-0.5707120164297521,0.40453343000262976,-0.9329288280569017,0.5436399360187352,-0.38150682020932436,-0.6176673141308129,0.9647024939768016,-0.4282649252563715,-0.25881777703762054,0.15807066252455115,0.9853438469581306,0.3396500893868506,-0.8033057707361877,-0.25987352104857564,-0.7670473004691303,-0.22041373699903488,0.4209073865786195,-0.9601797834038734,0.011175398249179125,0.2737509226426482,-0.012202704325318336,-0.8768298393115401,0.547505758702755,-0.5204428983852267,-0.06239351397380233,-0.707556264474988,-0.7523827427066863,-0.8620283883064985,-0.5026857531629503,-0.7892372407950461,0.11438307305797935,-0.68989686202257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6285101287066936,0.11636883532628417,-0.28896189387887716,0.8875922420993447,-0.6275727464817464,0.6889621056616306,0.10674865497276187,-0.3867840217426419,0.64808464422822,-0.3770061330869794,-0.8931124843657017,0.8013382321223617,-0.42964854603633285,-0.792687049601227,0.0052555580623447895,-0.6997474376112223,-0.581578154116869,0.1549847130663693,0.015254560392349958,-0.6905239806510508,0.7155378614552319,0.9155496684834361,0.13070905674248934,0.40573747642338276,0.12626290367916226,0.9864092241041362,0.5455150231719017,0.17018579551950097,-0.6589668863452971,-0.07590560056269169,-0.11122371396049857,0.853025218937546,0.30420320061966777,-0.08155326824635267,0.016652001067996025,0.19818187411874533,0.3688947921618819,0.506670106202364,-0.4451924143359065,-0.7175181321799755,-0.51284734997898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8020484261214733,-0.09080532565712929,0.6305160606279969,0.03397256229072809,0.3042902182787657,-0.9157791514880955,0.24074132088571787,-0.5302129019983113,0.3807001132518053,-0.4444780726917088,-0.8114290707744658,0.9083967497572303,-0.31817593006417155,0.7423955062404275,0.3070629248395562,0.7246900610625744,0.4880387056618929,0.26768815563991666,0.4035586197860539,0.15329567296430469,0.08585189562290907,-0.10663229739293456,0.6846913383342326,0.041925664991140366,-0.8316533588804305,-0.8158356798812747,0.08084436925128102,-0.43690591398626566,0.7045398931950331,0.978386246599257,0.32425590325146914,-0.9749681409448385,0.9674984188750386,-0.3396132024936378,-0.29157046927139163,-0.5002757287584245,0.3999117729254067,-0.14217754732817411,-0.8873463785275817,0.5409904601983726,-0.32651882106438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7095505022443831,0.47527874633669853,-0.554440476000309,0.09205036843195558,-0.8226414043456316,-0.3440203107893467,-0.9042677585966885,-0.4520532228052616,-0.8605161854065955,-0.6760519691742957,0.32993234088644385,0.5649661463685334,-0.094293178524822,0.386810211930424,-0.7933772727847099,0.2433728501200676,0.15867157466709614,-0.13987523457035422,0.032449094112962484,-0.12009276496246457,0.8865320230834186,-0.42520456574857235,-0.049446503166109324,-0.565519877243787,0.3560999701730907,0.08162732142955065,0.5281292097643018,-0.49896215088665485,-0.7291173874400556,-0.9916073530912399,-0.12892958289012313,-0.23206212744116783,-0.8408616748638451,0.3710915558040142,0.08876135712489486,-0.3722898936830461,-0.05600394029170275,0.43973998399451375,-0.288098000921309,-0.8504686085507274,-0.27943814871832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6285101287066936,0.11636883532628417,-0.28896189387887716,0.8875922420993447,-0.6275727464817464,0.6889621056616306,0.10674865497276187,-0.3867840217426419,0.64808464422822,-0.3770061330869794,-0.8931124843657017,0.8013382321223617,-0.42964854603633285,-0.792687049601227,0.0052555580623447895,-0.6997474376112223,-0.581578154116869,0.1549847130663693,0.015254560392349958,-0.6905239806510508,0.7155378614552319,0.9155496684834361,0.13070905674248934,0.40573747642338276,0.12626290367916226,0.9864092241041362,0.5455150231719017,0.17018579551950097,-0.6589668863452971,-0.07590560056269169,-0.11122371396049857,0.853025218937546,0.30420320061966777,-0.08155326824635267,0.016652001067996025,0.19818187411874533,0.3688947921618819,0.506670106202364,-0.4451924143359065,-0.7175181321799755,-0.51284734997898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9873334695585072,-0.1852306197397411,-0.2614690256305039,-0.28953665401786566,0.46564840618520975,-0.3525525080040097,-0.26820157235488296,0.2360851471312344,-0.6456443425267935,-0.3655236563645303,0.3734669261611998,0.27546902699396014,-0.5434662303887308,-0.8834429457783699,0.9715392491780221,0.5501121059060097,0.5102182514965534,0.8501861062832177,-0.22026167809963226,-0.7581904111430049,0.7632071631960571,0.5482827546074986,-0.8672977453097701,0.27160719409585,-0.7349219690077007,0.8038005051203072,0.22622759453952312,0.7877346277236938,0.14743576431646943,0.5187022415921092,-0.514895498752594,-0.1603961130604148,0.2206866955384612,-0.8334854347631335,-0.08551510004326701,0.45995592372491956,0.44828144600614905,-0.28159813582897186,0.11849189875647426,-0.9871338768862188,0.68750449037179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6285101287066936,0.11636883532628417,-0.28896189387887716,0.8875922420993447,-0.6275727464817464,0.6889621056616306,0.10674865497276187,-0.3867840217426419,0.64808464422822,-0.3770061330869794,-0.8931124843657017,0.8013382321223617,-0.42964854603633285,-0.792687049601227,0.0052555580623447895,-0.6997474376112223,-0.581578154116869,0.1549847130663693,0.015254560392349958,-0.6905239806510508,0.7155378614552319,0.9155496684834361,0.13070905674248934,0.40573747642338276,0.12626290367916226,0.9864092241041362,0.5455150231719017,0.17018579551950097,-0.6589668863452971,-0.07590560056269169,-0.11122371396049857,0.853025218937546,0.30420320061966777,-0.08155326824635267,0.016652001067996025,0.19818187411874533,0.3688947921618819,0.506670106202364,-0.4451924143359065,-0.7175181321799755,-0.51284734997898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-0.25574330938979983,0.772144831251353,0.07919411640614271,-0.943617532029748,0.7185834688134491,0.6097980225458741,0.5015676147304475,0.35540406638756394,0.11096090218052268,-0.8273687879554927,0.9469549646601081,-0.34058315167203546,0.8821399589069188,-0.7879487993195653,-0.30891913501545787,-0.3450823863968253,-0.46635175589472055,-0.9865737115032971,0.2832883642986417,-0.44373171729967,-0.4309380166232586,-0.7004943792708218,-0.6443338193930686,0.37643466610461473,-0.4075189712457359,-0.47721348190680146,-0.968963008839637,0.6006295145489275,0.039655452594161034,0.2972255488857627,-0.00971282972022891,-0.30667057214304805,-0.2562046218663454,0.7073841383680701,0.4717679531313479,-0.5450756340287626,0.3130036718212068,-0.7535954783670604,-0.7438934235833585,0.8964913655072451,-0.248431688174605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-0.24328351905569434,-0.9569191364571452,-0.36624637665227056,-0.7697951616719365,0.11921817064285278,-0.9032090362161398,-0.19932379620149732,-0.5613560518249869,-0.12447471637278795,-0.416794054210186,-0.8869825061410666,0.3197991601191461,0.9488730253651738,0.6927783782593906,-0.6324681551195681,-0.3102155807428062,0.5558879603631794,0.24530478613451123,0.830278648994863,0.5377392251975834,0.48411377565935254,-0.13917532423511147,-0.632629448082298,0.8089944436214864,0.588416138663888,-0.24483283562585711,-0.016401028260588646,-0.7221525791101158,-0.17983847623690963,0.6625681491568685,0.0056464397348463535,0.07082206988707185,-0.7891933359205723,-0.5622682748362422,-0.7395187085494399,0.832914771977812,-0.803288605529815,-0.5888017793186009,0.8483177097514272,0.7115046009421349,0.062226524110883474</text:p>
          </table:table-cell>
        </table:table-row>
      </table:table>
      <table:table table:name="all_export" table:style-name="ta1">
        <table:table-column table:style-name="co7" table:number-columns-repeated="7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865">
            <text:p>865</text:p>
          </table:table-cell>
          <table:table-cell office:value-type="float" office:value="2022">
            <text:p>2022</text:p>
          </table:table-cell>
          <table:table-cell office:value-type="float" office:value="2720">
            <text:p>2720</text:p>
          </table:table-cell>
          <table:table-cell office:value-type="float" office:value="2825">
            <text:p>2825</text:p>
          </table:table-cell>
          <table:table-cell office:value-type="float" office:value="3492">
            <text:p>3492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2989">
            <text:p>2989</text:p>
          </table:table-cell>
          <table:table-cell office:value-type="float" office:value="3488">
            <text:p>3488</text:p>
          </table:table-cell>
          <table:table-cell office:value-type="float" office:value="1869">
            <text:p>1869</text:p>
          </table:table-cell>
          <table:table-cell office:value-type="float" office:value="2095">
            <text:p>2095</text:p>
          </table:table-cell>
          <table:table-cell office:value-type="float" office:value="3400">
            <text:p>3400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2814">
            <text:p>2814</text:p>
          </table:table-cell>
          <table:table-cell office:value-type="float" office:value="1875">
            <text:p>1875</text:p>
          </table:table-cell>
          <table:table-cell office:value-type="float" office:value="3038">
            <text:p>3038</text:p>
          </table:table-cell>
          <table:table-cell office:value-type="float" office:value="3386">
            <text:p>3386</text:p>
          </table:table-cell>
          <table:table-cell office:value-type="float" office:value="3493">
            <text:p>34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1342">
            <text:p>1342</text:p>
          </table:table-cell>
          <table:table-cell office:value-type="float" office:value="2059">
            <text:p>2059</text:p>
          </table:table-cell>
          <table:table-cell office:value-type="float" office:value="2823">
            <text:p>2823</text:p>
          </table:table-cell>
          <table:table-cell office:value-type="float" office:value="1515">
            <text:p>1515</text:p>
          </table:table-cell>
          <table:table-cell office:value-type="float" office:value="3495">
            <text:p>3495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120">
            <text:p>3120</text:p>
          </table:table-cell>
          <table:table-cell office:value-type="float" office:value="3048">
            <text:p>3048</text:p>
          </table:table-cell>
          <table:table-cell office:value-type="float" office:value="3139">
            <text:p>3139</text:p>
          </table:table-cell>
          <table:table-cell office:value-type="float" office:value="1948">
            <text:p>1948</text:p>
          </table:table-cell>
          <table:table-cell office:value-type="float" office:value="3490">
            <text:p>3490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3434">
            <text:p>3434</text:p>
          </table:table-cell>
          <table:table-cell office:value-type="float" office:value="1830">
            <text:p>1830</text:p>
          </table:table-cell>
          <table:table-cell office:value-type="float" office:value="2985">
            <text:p>2985</text:p>
          </table:table-cell>
          <table:table-cell office:value-type="float" office:value="3288">
            <text:p>3288</text:p>
          </table:table-cell>
          <table:table-cell office:value-type="float" office:value="3392">
            <text:p>3392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2748">
            <text:p>2748</text:p>
          </table:table-cell>
          <table:table-cell office:value-type="float" office:value="1966">
            <text:p>1966</text:p>
          </table:table-cell>
          <table:table-cell office:value-type="float" office:value="1840">
            <text:p>1840</text:p>
          </table:table-cell>
          <table:table-cell office:value-type="float" office:value="3221">
            <text:p>3221</text:p>
          </table:table-cell>
          <table:table-cell office:value-type="float" office:value="3391">
            <text:p>3391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2809">
            <text:p>2809</text:p>
          </table:table-cell>
          <table:table-cell office:value-type="float" office:value="3488">
            <text:p>3488</text:p>
          </table:table-cell>
          <table:table-cell office:value-type="float" office:value="3222">
            <text:p>3222</text:p>
          </table:table-cell>
          <table:table-cell office:value-type="float" office:value="3407">
            <text:p>3407</text:p>
          </table:table-cell>
          <table:table-cell office:value-type="float" office:value="3491">
            <text:p>3491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65.2">
            <text:p>65.2</text:p>
          </table:table-cell>
          <table:table-cell office:value-type="float" office:value="2706">
            <text:p>2706</text:p>
          </table:table-cell>
          <table:table-cell office:value-type="float" office:value="1996">
            <text:p>1996</text:p>
          </table:table-cell>
          <table:table-cell office:value-type="float" office:value="3216">
            <text:p>3216</text:p>
          </table:table-cell>
          <table:table-cell office:value-type="float" office:value="3383">
            <text:p>3383</text:p>
          </table:table-cell>
          <table:table-cell office:value-type="float" office:value="3397">
            <text:p>3397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23.3">
            <text:p>123.3</text:p>
          </table:table-cell>
          <table:table-cell office:value-type="float" office:value="3220">
            <text:p>3220</text:p>
          </table:table-cell>
          <table:table-cell office:value-type="float" office:value="2748">
            <text:p>2748</text:p>
          </table:table-cell>
          <table:table-cell office:value-type="float" office:value="1895">
            <text:p>1895</text:p>
          </table:table-cell>
          <table:table-cell office:value-type="float" office:value="2053">
            <text:p>2053</text:p>
          </table:table-cell>
          <table:table-cell office:value-type="float" office:value="3493">
            <text:p>3493</text:p>
          </table:table-cell>
          <table:table-cell office:value-type="float" office:value="217">
            <text:p>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03:0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9T11:19:09</dc:date>
    <dc:creator>Lettier </dc:creator>
    <meta:generator>LibreOffice/4.0.2.2$Linux_X86_64 LibreOffice_project/4c82dcdd6efcd48b1d8bba66bfe1989deee49c3</meta:generator>
    <meta:editing-duration>PT21M41S</meta:editing-duration>
    <meta:editing-cycles>9</meta:editing-cycles>
    <meta:document-statistic meta:table-count="5" meta:cell-count="3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reverse-direction="false" text:line-break="false" chart:axis-position="1" style:rotation-angle="90"/>
      <style:graphic-properties svg:stroke-color="#b3b3b3"/>
      <style:text-properties fo:font-size="18pt" fo:text-shadow="1pt 1pt" style:font-size-asian="10pt" style:font-size-complex="10pt" style:font-relief="embossed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5cm" chart:symbol-height="0.15cm"/>
      <style:graphic-properties svg:stroke-width="0.08cm" svg:stroke-color="#ff8d00" draw:fill-color="#ff8d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5cm" chart:symbol-height="0.15cm">
        <chart:symbol-image xlink:href="Pictures/2000000E000000DD000000DDB37D1346.svm" xlink:type="simple" xlink:actuate="onLoad"/>
      </style:chart-properties>
      <style:graphic-properties svg:stroke-width="0.08cm" svg:stroke-color="#996633" draw:fill-color="#996633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15cm" chart:symbol-height="0.15cm"/>
      <style:graphic-properties svg:stroke-width="0.08cm" svg:stroke-color="#4c1900" draw:fill-color="#4c19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15cm" chart:symbol-height="0.15cm"/>
      <style:graphic-properties svg:stroke-width="0.08cm" svg:stroke-color="#ff00ff" draw:fill-color="#ff00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6.71cm" svg:height="32.727cm" xlink:href=".." xlink:type="simple" chart:class="chart:radar" chart:column-mapping="0 4 1 2 3 5 6" chart:style-name="ch1">
        <chart:title svg:x="18.167cm" svg:y="0.834cm" chart:style-name="ch2">
          <text:p>SimPL</text:p>
        </chart:title>
        <chart:subtitle svg:x="13.587cm" svg:y="1.956cm" chart:style-name="ch3">
          <text:p>Fitness of every 10th generation top performer.</text:p>
        </chart:subtitle>
        <chart:legend svg:x="36.312cm" svg:y="13.818cm" style:legend-expansion="custom" chartooo:width="9.02cm" chartooo:height="8.027cm" style:legend-expansion-aspect-ratio="1.1237074872306" chart:style-name="ch4"/>
        <chart:plot-area chart:style-name="ch5" table:cell-range-address="Sheet1.B2:Sheet1.F11 Sheet1.B1:Sheet1.F1 Sheet1.G1:Sheet1.I11" chart:data-source-has-labels="both" svg:x="7.806cm" svg:y="5.291cm" svg:width="23.888cm" svg:height="25.131cm">
          <chartooo:coordinate-region svg:x="9.191cm" svg:y="5.783cm" svg:width="21.118cm" svg:height="24.149cm"/>
          <chart:axis chart:dimension="x" chart:name="primary-x" chart:style-name="ch6" chartooo:axis-type="auto">
            <chartooo:date-scale/>
            <chart:title svg:x="18.405cm" svg:y="30.876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509cm" svg:y="18.113cm" chart:style-name="ch10">
              <text:p>Fitnes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Sheet1.C2:Sheet1.C11" chart:label-cell-address="Sheet1.C1:Sheet1.C1" chart:class="chart:radar">
            <chart:data-point chart:repeated="10"/>
          </chart:series>
          <chart:series chart:attached-axis="primary-y" chart:style-name="ch14" chart:values-cell-range-address="Sheet1.G2:Sheet1.G11" chart:label-cell-address="Sheet1.G1:Sheet1.G1" chart:class="chart:radar">
            <chart:data-point chart:repeated="10"/>
          </chart:series>
          <chart:series chart:attached-axis="secondary-y" chart:style-name="ch15" chart:values-cell-range-address="Sheet1.D2:Sheet1.D11" chart:label-cell-address="Sheet1.D1:Sheet1.D1" chart:class="chart:radar">
            <chart:data-point chart:repeated="10"/>
          </chart:series>
          <chart:series chart:attached-axis="secondary-y" chart:style-name="ch16" chart:values-cell-range-address="Sheet1.E2:Sheet1.E11" chart:label-cell-address="Sheet1.E1:Sheet1.E1" chart:class="chart:radar">
            <chart:data-point chart:repeated="10"/>
          </chart:series>
          <chart:series chart:attached-axis="primary-y" chart:style-name="ch17" chart:values-cell-range-address="Sheet1.F2:Sheet1.F11" chart:label-cell-address="Sheet1.F1:Sheet1.F1" chart:class="chart:radar">
            <chart:data-point chart:repeated="10"/>
          </chart:series>
          <chart:series chart:attached-axis="primary-y" chart:style-name="ch18" chart:values-cell-range-address="Sheet1.H2:Sheet1.H11" chart:label-cell-address="Sheet1.H1:Sheet1.H1" chart:class="chart:radar">
            <chart:data-point chart:repeated="10"/>
          </chart:series>
          <chart:series chart:attached-axis="primary-y" chart:style-name="ch19" chart:values-cell-range-address="Sheet1.I2:Sheet1.I11" chart:label-cell-address="Sheet1.I1:Sheet1.I1" chart:class="chart:radar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C1:Sheet1.C1</svg:desc>
                </draw:g>
              </table:table-cell>
              <table:table-cell office:value-type="string">
                <text:p>Experiment Five</text:p>
                <draw:g>
                  <svg:desc>Sheet1.G1:Sheet1.G1</svg:desc>
                </draw:g>
              </table:table-cell>
              <table:table-cell office:value-type="string">
                <text:p>Experiment Two</text:p>
                <draw:g>
                  <svg:desc>Sheet1.D1:Sheet1.D1</svg:desc>
                </draw:g>
              </table:table-cell>
              <table:table-cell office:value-type="string">
                <text:p>Experiment Three</text:p>
                <draw:g>
                  <svg:desc>Sheet1.E1:Sheet1.E1</svg:desc>
                </draw:g>
              </table:table-cell>
              <table:table-cell office:value-type="string">
                <text:p>Experiment Four</text:p>
                <draw:g>
                  <svg:desc>Sheet1.F1:Sheet1.F1</svg:desc>
                </draw:g>
              </table:table-cell>
              <table:table-cell office:value-type="string">
                <text:p>Experiment Six</text:p>
                <draw:g>
                  <svg:desc>Sheet1.H1:Sheet1.H1</svg:desc>
                </draw:g>
              </table:table-cell>
              <table:table-cell office:value-type="string">
                <text:p>Experiment Seve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5">
                <text:p>5</text:p>
                <draw:g>
                  <svg:desc>Sheet1.C2:Sheet1.C11</svg:desc>
                </draw:g>
              </table:table-cell>
              <table:table-cell office:value-type="float" office:value="2825">
                <text:p>2825</text:p>
                <draw:g>
                  <svg:desc>Sheet1.G2:Sheet1.G11</svg:desc>
                </draw:g>
              </table:table-cell>
              <table:table-cell office:value-type="float" office:value="865">
                <text:p>865</text:p>
                <draw:g>
                  <svg:desc>Sheet1.D2:Sheet1.D11</svg:desc>
                </draw:g>
              </table:table-cell>
              <table:table-cell office:value-type="float" office:value="2022">
                <text:p>2022</text:p>
                <draw:g>
                  <svg:desc>Sheet1.E2:Sheet1.E11</svg:desc>
                </draw:g>
              </table:table-cell>
              <table:table-cell office:value-type="float" office:value="2720">
                <text:p>2720</text:p>
                <draw:g>
                  <svg:desc>Sheet1.F2:Sheet1.F11</svg:desc>
                </draw:g>
              </table:table-cell>
              <table:table-cell office:value-type="float" office:value="3492">
                <text:p>3492</text:p>
                <draw:g>
                  <svg:desc>Sheet1.H2:Sheet1.H11</svg:desc>
                </draw:g>
              </table:table-cell>
              <table:table-cell office:value-type="float" office:value="598">
                <text:p>598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2095">
                <text:p>2095</text:p>
              </table:table-cell>
              <table:table-cell office:value-type="float" office:value="2989">
                <text:p>2989</text:p>
              </table:table-cell>
              <table:table-cell office:value-type="float" office:value="3488">
                <text:p>3488</text:p>
              </table:table-cell>
              <table:table-cell office:value-type="float" office:value="1869">
                <text:p>1869</text:p>
              </table:table-cell>
              <table:table-cell office:value-type="float" office:value="3400">
                <text:p>340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1">
                <text:p>3.1</text:p>
              </table:table-cell>
              <table:table-cell office:value-type="float" office:value="3386">
                <text:p>3386</text:p>
              </table:table-cell>
              <table:table-cell office:value-type="float" office:value="2814">
                <text:p>2814</text:p>
              </table:table-cell>
              <table:table-cell office:value-type="float" office:value="1875">
                <text:p>1875</text:p>
              </table:table-cell>
              <table:table-cell office:value-type="float" office:value="3038">
                <text:p>3038</text:p>
              </table:table-cell>
              <table:table-cell office:value-type="float" office:value="3493">
                <text:p>34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1515">
                <text:p>1515</text:p>
              </table:table-cell>
              <table:table-cell office:value-type="float" office:value="1342">
                <text:p>1342</text:p>
              </table:table-cell>
              <table:table-cell office:value-type="float" office:value="2059">
                <text:p>2059</text:p>
              </table:table-cell>
              <table:table-cell office:value-type="float" office:value="2823">
                <text:p>2823</text:p>
              </table:table-cell>
              <table:table-cell office:value-type="float" office:value="3495">
                <text:p>349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1948">
                <text:p>1948</text:p>
              </table:table-cell>
              <table:table-cell office:value-type="float" office:value="3120">
                <text:p>3120</text:p>
              </table:table-cell>
              <table:table-cell office:value-type="float" office:value="3048">
                <text:p>3048</text:p>
              </table:table-cell>
              <table:table-cell office:value-type="float" office:value="3139">
                <text:p>3139</text:p>
              </table:table-cell>
              <table:table-cell office:value-type="float" office:value="3490">
                <text:p>3490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6">
                <text:p>1.6</text:p>
              </table:table-cell>
              <table:table-cell office:value-type="float" office:value="3288">
                <text:p>3288</text:p>
              </table:table-cell>
              <table:table-cell office:value-type="float" office:value="3434">
                <text:p>3434</text:p>
              </table:table-cell>
              <table:table-cell office:value-type="float" office:value="1830">
                <text:p>1830</text:p>
              </table:table-cell>
              <table:table-cell office:value-type="float" office:value="2985">
                <text:p>2985</text:p>
              </table:table-cell>
              <table:table-cell office:value-type="float" office:value="3392">
                <text:p>339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.8">
                <text:p>11.8</text:p>
              </table:table-cell>
              <table:table-cell office:value-type="float" office:value="3221">
                <text:p>3221</text:p>
              </table:table-cell>
              <table:table-cell office:value-type="float" office:value="2748">
                <text:p>2748</text:p>
              </table:table-cell>
              <table:table-cell office:value-type="float" office:value="1966">
                <text:p>1966</text:p>
              </table:table-cell>
              <table:table-cell office:value-type="float" office:value="1840">
                <text:p>1840</text:p>
              </table:table-cell>
              <table:table-cell office:value-type="float" office:value="3391">
                <text:p>339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2.6">
                <text:p>32.6</text:p>
              </table:table-cell>
              <table:table-cell office:value-type="float" office:value="3407">
                <text:p>3407</text:p>
              </table:table-cell>
              <table:table-cell office:value-type="float" office:value="2809">
                <text:p>2809</text:p>
              </table:table-cell>
              <table:table-cell office:value-type="float" office:value="3488">
                <text:p>3488</text:p>
              </table:table-cell>
              <table:table-cell office:value-type="float" office:value="3222">
                <text:p>3222</text:p>
              </table:table-cell>
              <table:table-cell office:value-type="float" office:value="3491">
                <text:p>349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5.2">
                <text:p>65.2</text:p>
              </table:table-cell>
              <table:table-cell office:value-type="float" office:value="3383">
                <text:p>3383</text:p>
              </table:table-cell>
              <table:table-cell office:value-type="float" office:value="2706">
                <text:p>2706</text:p>
              </table:table-cell>
              <table:table-cell office:value-type="float" office:value="1996">
                <text:p>1996</text:p>
              </table:table-cell>
              <table:table-cell office:value-type="float" office:value="3216">
                <text:p>3216</text:p>
              </table:table-cell>
              <table:table-cell office:value-type="float" office:value="3397">
                <text:p>339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23.3">
                <text:p>123.3</text:p>
              </table:table-cell>
              <table:table-cell office:value-type="float" office:value="2053">
                <text:p>2053</text:p>
              </table:table-cell>
              <table:table-cell office:value-type="float" office:value="3220">
                <text:p>3220</text:p>
              </table:table-cell>
              <table:table-cell office:value-type="float" office:value="2748">
                <text:p>2748</text:p>
              </table:table-cell>
              <table:table-cell office:value-type="float" office:value="1895">
                <text:p>1895</text:p>
              </table:table-cell>
              <table:table-cell office:value-type="float" office:value="3493">
                <text:p>3493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radial" draw:cx="50%" draw:cy="50%" draw:start="100%" draw:end="0%" draw:border="0%"/>
    <draw:stroke-dash draw:name="Dash_20_2" draw:display-name="Dash 2" draw:style="rect" draw:dots1="1" draw:dots1-length="0.02cm" draw:dots2="1" draw:dots2-length="0.02cm" draw:distance="0.02cm"/>
  </office:styles>
</office:document-styles>
</file>